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3900000084B40406A8452A1394.png" manifest:media-type="image/png"/>
  <manifest:file-entry manifest:full-path="Pictures/10000201000002A000000239A86C9C7B4170903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92ff" officeooo:paragraph-rsid="001a92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1" draw:name="Image1" text:anchor-type="paragraph" svg:width="17cm" svg:height="14.393cm" draw:z-index="0"><draw:image xlink:href="Pictures/10000201000002A000000239A86C9C7B4170903B.png" xlink:type="simple" xlink:show="embed" xlink:actuate="onLoad" loext:mime-type="image/x-vclgraphic"/></draw:frame></text:p>
      <text:p text:style-name="P1"/>
      <text:p text:style-name="P1"/>
      <text:p text:style-name="P1"/>
      <text:p text:style-name="P1"><draw:frame draw:style-name="fr2" draw:name="Image2" text:anchor-type="paragraph" svg:width="15.055cm" svg:height="3.493cm" draw:z-index="1"><draw:image xlink:href="Pictures/100002010000023900000084B40406A8452A1394.png" xlink:type="simple" xlink:show="embed" xlink:actuate="onLoad" loext:mime-type="image/x-vclgraphic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1T17:11:21.371646160</meta:creation-date>
    <dc:date>2022-04-21T17:33:46.084304509</dc:date>
    <meta:editing-duration>PT2M4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